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4/09/2021</text:span></text:p>
      <text:p text:style-name="P9"/>
      <text:p text:style-name="P10">RECIBI CONFORME</text:p>
      <text:p text:style-name="P9"/>
      <text:p text:style-name="P11">CLIENTE: CRUZ ACOSTA, HILDA DORA</text:p>
      <text:p text:style-name="P12">CANT. TOTAL DE CAJAS: 17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7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CRUZ ACOSTA HILDA DOR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3T22:40:5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